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0.0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language="de" fo:country="DE" fo:font-weight="bold" style:font-name-asian="Microsoft YaHei" style:font-weight-asian="bold" style:font-name-complex="Mang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font-name="Arial" fo:language="de" fo:country="DE" fo:font-weight="bold" style:font-name-asian="Microsoft YaHei" style:font-weight-asian="bold" style:font-name-complex="Mang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Summary</text:p>
          </table:table-cell>
        </table:table-row>
        <table:table-row table:style-name="ro1">
          <table:table-cell office:value-type="float" office:value="136377" calcext:value-type="float">
            <text:p>136377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SVT/ST FP4_TESTING: Unable to add port on ovsbridge during concurrent migrations</text:p>
          </table:table-cell>
        </table:table-row>
        <table:table-row table:style-name="ro1">
          <table:table-cell office:value-type="float" office:value="136947" calcext:value-type="float">
            <text:p>136947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Temporary userspace hang-up under heavy load, interruption code 0x20001 in systemd-udevd</text:p>
          </table:table-cell>
        </table:table-row>
        <table:table-row table:style-name="ro1">
          <table:table-cell office:value-type="float" office:value="137528" calcext:value-type="float">
            <text:p>137528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macvtap guests attached to a VLAN interface hung off a bond interface lose connectivity for several minutes during bond failover</text:p>
          </table:table-cell>
        </table:table-row>
        <table:table-row table:style-name="ro1">
          <table:table-cell office:value-type="float" office:value="136353" calcext:value-type="float">
            <text:p>13635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NEEDINFO </text:p>
          </table:table-cell>
          <table:table-cell office:value-type="string" calcext:value-type="string">
            <text:p>[R-Test] Couldn't set the scsi device successfully</text:p>
          </table:table-cell>
        </table:table-row>
        <table:table-row table:style-name="ro1">
          <table:table-cell office:value-type="float" office:value="134390" calcext:value-type="float">
            <text:p>134390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SUBMITTED </text:p>
          </table:table-cell>
          <table:table-cell office:value-type="string" calcext:value-type="string">
            <text:p>SCSI_Dump: Impossible to install the dump tool</text:p>
          </table:table-cell>
        </table:table-row>
        <table:table-row table:style-name="ro1">
          <table:table-cell office:value-type="float" office:value="135473" calcext:value-type="float">
            <text:p>13547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SUBMITTED </text:p>
          </table:table-cell>
          <table:table-cell office:value-type="string" calcext:value-type="string">
            <text:p>Story 71322: PCR 71322 : including lsb_release support</text:p>
          </table:table-cell>
        </table:table-row>
        <table:table-row table:style-name="ro1">
          <table:table-cell office:value-type="float" office:value="131888" calcext:value-type="float">
            <text:p>131888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SUBMITTED </text:p>
          </table:table-cell>
          <table:table-cell office:value-type="string" calcext:value-type="string">
            <text:p>Change SCLP_TYPE and SCLP_SYSLEVEL to identifier KVM for IBM z Systems</text:p>
          </table:table-cell>
        </table:table-row>
        <table:table-row table:style-name="ro1">
          <table:table-cell office:value-type="float" office:value="137228" calcext:value-type="float">
            <text:p>137228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SUBMITTED </text:p>
          </table:table-cell>
          <table:table-cell office:value-type="string" calcext:value-type="string">
            <text:p>Need new package version: python-netaddr-0.7.18-1</text:p>
          </table:table-cell>
        </table:table-row>
        <table:table-row table:style-name="ro1">
          <table:table-cell office:value-type="float" office:value="136085" calcext:value-type="float">
            <text:p>136085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SUBMITTED </text:p>
          </table:table-cell>
          <table:table-cell office:value-type="string" calcext:value-type="string">
            <text:p>Update license files for GM driver</text:p>
          </table:table-cell>
        </table:table-row>
        <table:table-row table:style-name="ro1">
          <table:table-cell office:value-type="float" office:value="137427" calcext:value-type="float">
            <text:p>137427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Update license files for GM2 rebuild driver</text:p>
          </table:table-cell>
        </table:table-row>
        <table:table-row table:style-name="ro1">
          <table:table-cell office:value-type="float" office:value="137123" calcext:value-type="float">
            <text:p>137123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Change the QEMU version in the spec file</text:p>
          </table:table-cell>
        </table:table-row>
        <table:table-row table:style-name="ro1">
          <table:table-cell office:value-type="float" office:value="136425" calcext:value-type="float">
            <text:p>136425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Migration crashes libvirt when ovsbridge port is removed from guest</text:p>
          </table:table-cell>
        </table:table-row>
        <table:table-row table:style-name="ro1">
          <table:table-cell office:value-type="float" office:value="136796" calcext:value-type="float">
            <text:p>136796</text:p>
          </table:table-cell>
          <table:table-cell office:value-type="string" calcext:value-type="string">
            <text:p>Documen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abrt-cli not found</text:p>
          </table:table-cell>
        </table:table-row>
        <table:table-row table:style-name="ro1">
          <table:table-cell office:value-type="float" office:value="135127" calcext:value-type="float">
            <text:p>135127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Guest Dump triggered by watchdog action not memory-only, so can't be processed by crash on the guest</text:p>
          </table:table-cell>
        </table:table-row>
        <table:table-row table:style-name="ro1">
          <table:table-cell office:value-type="float" office:value="137002" calcext:value-type="float">
            <text:p>137002</text:p>
          </table:table-cell>
          <table:table-cell office:value-type="string" calcext:value-type="string">
            <text:p>Documen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missing ypserv package for NIS service</text:p>
          </table:table-cell>
        </table:table-row>
        <table:table-row table:style-name="ro1">
          <table:table-cell office:value-type="float" office:value="125768" calcext:value-type="float">
            <text:p>125768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VIrsh shutdown gets journal message: “nl_recv returned with error: No buffer space available”</text:p>
          </table:table-cell>
        </table:table-row>
        <table:table-row table:style-name="ro1">
          <table:table-cell office:value-type="float" office:value="132012" calcext:value-type="float">
            <text:p>132012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managedsave: kvm ignores signal, fails to exit</text:p>
          </table:table-cell>
        </table:table-row>
        <table:table-row table:style-name="ro1">
          <table:table-cell office:value-type="float" office:value="136440" calcext:value-type="float">
            <text:p>136440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[R-Test] Race condition when sharing initrd between guests</text:p>
          </table:table-cell>
        </table:table-row>
        <table:table-row table:style-name="ro1">
          <table:table-cell office:value-type="float" office:value="136828" calcext:value-type="float">
            <text:p>136828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FIXEDAWAITINGTEST </text:p>
          </table:table-cell>
          <table:table-cell office:value-type="string" calcext:value-type="string">
            <text:p>libvirt has O(n^2) complexity for macvtap devices</text:p>
          </table:table-cell>
        </table:table-row>
        <table:table-row table:style-name="ro1">
          <table:table-cell office:value-type="float" office:value="137585" calcext:value-type="float">
            <text:p>137585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NS specified during installer does not get set correctly on host</text:p>
          </table:table-cell>
        </table:table-row>
        <table:table-row table:style-name="ro1">
          <table:table-cell office:value-type="float" office:value="136807" calcext:value-type="float">
            <text:p>136807</text:p>
          </table:table-cell>
          <table:table-cell office:value-type="string" calcext:value-type="string">
            <text:p>Build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LMT tagging required</text:p>
          </table:table-cell>
        </table:table-row>
        <table:table-row table:style-name="ro1">
          <table:table-cell office:value-type="float" office:value="135658" calcext:value-type="float">
            <text:p>135658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Getting Tainted Kernel messages against openvswitch - specific to ovs-gre guests</text:p>
          </table:table-cell>
        </table:table-row>
        <table:table-row table:style-name="ro1">
          <table:table-cell office:value-type="float" office:value="126365" calcext:value-type="float">
            <text:p>126365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efault Network Performance is less than half of line speed</text:p>
          </table:table-cell>
        </table:table-row>
        <table:table-row table:style-name="ro1">
          <table:table-cell office:value-type="float" office:value="136799" calcext:value-type="float">
            <text:p>136799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Running pvs -o pv_name command sometimes hung the entire system</text:p>
          </table:table-cell>
        </table:table-row>
        <table:table-row table:style-name="ro1">
          <table:table-cell office:value-type="float" office:value="136811" calcext:value-type="float">
            <text:p>136811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Generation of SoS Report is getting hung with block plugin enabled</text:p>
          </table:table-cell>
        </table:table-row>
        <table:table-row table:style-name="ro1">
          <table:table-cell office:value-type="float" office:value="137250" calcext:value-type="float">
            <text:p>137250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Cannot shutdown or destroy ICM 4.3 FP4 built guests on a zKVM RC1.4 partition</text:p>
          </table:table-cell>
        </table:table-row>
        <table:table-row table:style-name="ro1">
          <table:table-cell office:value-type="float" office:value="134081" calcext:value-type="float">
            <text:p>134081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Concurrent Migrations &gt;=45 Fail to Vulcan RC1 with: error: End of file while reading data: Ncat: Invalid argument.: Input/output error</text:p>
          </table:table-cell>
        </table:table-row>
        <table:table-row table:style-name="ro1">
          <table:table-cell office:value-type="float" office:value="136487" calcext:value-type="float">
            <text:p>136487</text:p>
          </table:table-cell>
          <table:table-cell office:value-type="string" calcext:value-type="string">
            <text:p>SD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Wrong SDK ISO Image filename</text:p>
          </table:table-cell>
        </table:table-row>
        <table:table-row table:style-name="ro1">
          <table:table-cell office:value-type="float" office:value="136488" calcext:value-type="float">
            <text:p>136488</text:p>
          </table:table-cell>
          <table:table-cell office:value-type="string" calcext:value-type="string">
            <text:p>SD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DK image 160129 contains 9 product packages which must be removed</text:p>
          </table:table-cell>
        </table:table-row>
        <table:table-row table:style-name="ro1">
          <table:table-cell office:value-type="float" office:value="136505" calcext:value-type="float">
            <text:p>136505</text:p>
          </table:table-cell>
          <table:table-cell office:value-type="string" calcext:value-type="string">
            <text:p>SD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New README file required</text:p>
          </table:table-cell>
        </table:table-row>
        <table:table-row table:style-name="ro1">
          <table:table-cell office:value-type="float" office:value="137045" calcext:value-type="float">
            <text:p>137045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zhpm diagnostic dump during routine workload test</text:p>
          </table:table-cell>
        </table:table-row>
        <table:table-row table:style-name="ro1">
          <table:table-cell office:value-type="float" office:value="129246" calcext:value-type="float">
            <text:p>129246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ra-display CLI fails with "Error during ra-display: zHPM dynamic-resource-adjustment returned a donor VS that is not associated with a WRG"</text:p>
          </table:table-cell>
        </table:table-row>
        <table:table-row table:style-name="ro1">
          <table:table-cell office:value-type="float" office:value="135910" calcext:value-type="float">
            <text:p>135910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zhpm process uses high CPU on zKVM hypervisor host with CPU mgmt enabled with 1024 guests under heavy CPU stress.</text:p>
          </table:table-cell>
        </table:table-row>
        <table:table-row table:style-name="ro1">
          <table:table-cell office:value-type="float" office:value="132475" calcext:value-type="float">
            <text:p>132475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fio random read test (8K, 1 job) regresses ~5% from beta2.3 to beta3.2</text:p>
          </table:table-cell>
        </table:table-row>
        <table:table-row table:style-name="ro1">
          <table:table-cell office:value-type="float" office:value="131299" calcext:value-type="float">
            <text:p>131299</text:p>
          </table:table-cell>
          <table:table-cell office:value-type="string" calcext:value-type="string">
            <text:p>Unknown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rcu_sched error on SLES 12 SP1 and RHEL 7.2 guest when running autoframework test</text:p>
          </table:table-cell>
        </table:table-row>
        <table:table-row table:style-name="ro1">
          <table:table-cell office:value-type="float" office:value="136214" calcext:value-type="float">
            <text:p>136214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rcu sched timeouts with huge guests during managedsave</text:p>
          </table:table-cell>
        </table:table-row>
        <table:table-row table:style-name="ro1">
          <table:table-cell office:value-type="float" office:value="136486" calcext:value-type="float">
            <text:p>136486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qemu process doing managedsave cannot be killed for potentially a long time</text:p>
          </table:table-cell>
        </table:table-row>
        <table:table-row table:style-name="ro1">
          <table:table-cell office:value-type="float" office:value="132672" calcext:value-type="float">
            <text:p>132672</text:p>
          </table:table-cell>
          <table:table-cell office:value-type="string" calcext:value-type="string">
            <text:p>network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Network throughput is reduced by ~20% when nf_conntrack_ipv4 nf_defrag_ipv4 modules are loaded</text:p>
          </table:table-cell>
        </table:table-row>
        <table:table-row table:style-name="ro1">
          <table:table-cell office:value-type="float" office:value="136145" calcext:value-type="float">
            <text:p>136145</text:p>
          </table:table-cell>
          <table:table-cell office:value-type="string" calcext:value-type="string">
            <text:p>upgrad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kvmibm-upgrade-system -y upgrading Kronos FP1 to Vulcan RC2, hangs running: lvm lvs --noheadings -o vg_name /dev/mapper/s93kvh--fp--zkvmvg-root</text:p>
          </table:table-cell>
        </table:table-row>
        <table:table-row table:style-name="ro1">
          <table:table-cell office:value-type="float" office:value="136643" calcext:value-type="float">
            <text:p>13664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elinux denied messages generated by using dhcp &amp; crypto hardware</text:p>
          </table:table-cell>
        </table:table-row>
        <table:table-row table:style-name="ro1">
          <table:table-cell office:value-type="float" office:value="130716" calcext:value-type="float">
            <text:p>130716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zipl command when 1st path to scsi is offline gets: Use of uninitialized value $blocksize in scalar chomp at /lib/s390-tools/zipl_helper.device-mapper line 518.</text:p>
          </table:table-cell>
        </table:table-row>
        <table:table-row table:style-name="ro1">
          <table:table-cell office:value-type="float" office:value="134293" calcext:value-type="float">
            <text:p>134293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During Kronos to Vulcan RC1 upgrade, get RTNL: assertion failed at net/core/dev.c (4577)</text:p>
          </table:table-cell>
        </table:table-row>
        <table:table-row table:style-name="ro1">
          <table:table-cell office:value-type="float" office:value="137644" calcext:value-type="float">
            <text:p>137644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390-tools dbginfo.sh step 7 of 8 gets error: kernel: qethqoat: page allocation failure: order:5, mode:0x10c0d0</text:p>
          </table:table-cell>
        </table:table-row>
        <table:table-row table:style-name="ro1">
          <table:table-cell office:value-type="float" office:value="136791" calcext:value-type="float">
            <text:p>136791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Error messages after restarting firewalld</text:p>
          </table:table-cell>
        </table:table-row>
        <table:table-row table:style-name="ro1">
          <table:table-cell office:value-type="float" office:value="137143" calcext:value-type="float">
            <text:p>137143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nmpd.conf doesn't accept "clientaddr" directive</text:p>
          </table:table-cell>
        </table:table-row>
        <table:table-row table:style-name="ro1">
          <table:table-cell office:value-type="float" office:value="129359" calcext:value-type="float">
            <text:p>129359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staller cannot install on DASD devices used by z/OS before</text:p>
          </table:table-cell>
        </table:table-row>
        <table:table-row table:style-name="ro1">
          <table:table-cell office:value-type="float" office:value="137184" calcext:value-type="float">
            <text:p>137184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CSI dasd partition missing after reboot</text:p>
          </table:table-cell>
        </table:table-row>
        <table:table-row table:style-name="ro1">
          <table:table-cell office:value-type="float" office:value="136934" calcext:value-type="float">
            <text:p>136934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Remove xfsdump and xfsrestore tools from the product documentation</text:p>
          </table:table-cell>
        </table:table-row>
        <table:table-row table:style-name="ro1">
          <table:table-cell office:value-type="float" office:value="136999" calcext:value-type="float">
            <text:p>136999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esearch command is missing, part of setools-console package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missing setrans related items</text:p>
          </table:table-cell>
        </table:table-row>
        <table:table-row table:style-name="ro1">
          <table:table-cell office:value-type="float" office:value="136800" calcext:value-type="float">
            <text:p>136800</text:p>
          </table:table-cell>
          <table:table-cell office:value-type="string" calcext:value-type="string">
            <text:p>kernel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mm: fix mlock accouting</text:p>
          </table:table-cell>
        </table:table-row>
        <table:table-row table:style-name="ro1">
          <table:table-cell office:value-type="float" office:value="136801" calcext:value-type="float">
            <text:p>136801</text:p>
          </table:table-cell>
          <table:table-cell office:value-type="string" calcext:value-type="string">
            <text:p>KV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KVM: s390: fix mismatch between user and in-kernel guest limit</text:p>
          </table:table-cell>
        </table:table-row>
        <table:table-row table:style-name="ro1">
          <table:table-cell office:value-type="float" office:value="133401" calcext:value-type="float">
            <text:p>133401</text:p>
          </table:table-cell>
          <table:table-cell office:value-type="string" calcext:value-type="string">
            <text:p>QEMU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using watchdog-action=none nothing happens, after the watchdog bites, I cannot execute the watchdog-test code anymore, until I end the watchdog and restart it</text:p>
          </table:table-cell>
        </table:table-row>
        <table:table-row table:style-name="ro1">
          <table:table-cell office:value-type="float" office:value="136493" calcext:value-type="float">
            <text:p>136493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stallation exited with error code: KVMIBMC002011</text:p>
          </table:table-cell>
        </table:table-row>
        <table:table-row table:style-name="ro1">
          <table:table-cell office:value-type="float" office:value="136241" calcext:value-type="float">
            <text:p>136241</text:p>
          </table:table-cell>
          <table:table-cell office:value-type="string" calcext:value-type="string">
            <text:p>Installe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confusing configuration of multipathed zFCP disks</text:p>
          </table:table-cell>
        </table:table-row>
        <table:table-row table:style-name="ro1">
          <table:table-cell office:value-type="float" office:value="137048" calcext:value-type="float">
            <text:p>137048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star tape/disk archive utility not included</text:p>
          </table:table-cell>
        </table:table-row>
        <table:table-row table:style-name="ro1">
          <table:table-cell office:value-type="float" office:value="136952" calcext:value-type="float">
            <text:p>136952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Intermittent 30s delay using virsh</text:p>
          </table:table-cell>
        </table:table-row>
        <table:table-row table:style-name="ro1">
          <table:table-cell office:value-type="float" office:value="135924" calcext:value-type="float">
            <text:p>135924</text:p>
          </table:table-cell>
          <table:table-cell office:value-type="string" calcext:value-type="string">
            <text:p>HPM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Algo tracing with 1024 workload resource groups is inefficient.</text:p>
          </table:table-cell>
        </table:table-row>
        <table:table-row table:style-name="ro1">
          <table:table-cell office:value-type="float" office:value="136469" calcext:value-type="float">
            <text:p>136469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perl problems in dracut for zipl</text:p>
          </table:table-cell>
        </table:table-row>
        <table:table-row table:style-name="ro1">
          <table:table-cell office:value-type="float" office:value="136638" calcext:value-type="float">
            <text:p>136638</text:p>
          </table:table-cell>
          <table:table-cell office:value-type="string" calcext:value-type="string">
            <text:p>Build </text:p>
          </table:table-cell>
          <table:table-cell office:value-type="string" calcext:value-type="string">
            <text:p>ASSIGNED </text:p>
          </table:table-cell>
          <table:table-cell office:value-type="string" calcext:value-type="string">
            <text:p>[R-Test] [RFC] s390-tools in installation initrd</text:p>
          </table:table-cell>
        </table:table-row>
        <table:table-row table:style-name="ro1">
          <table:table-cell office:value-type="float" office:value="136104" calcext:value-type="float">
            <text:p>136104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systemd: Failed to register to bus: Did not receive a reply - when booting Vulcan RC2 in 9TB LPAR using eckd</text:p>
          </table:table-cell>
        </table:table-row>
        <table:table-row table:style-name="ro1">
          <table:table-cell office:value-type="float" office:value="136629" calcext:value-type="float">
            <text:p>136629</text:p>
          </table:table-cell>
          <table:table-cell office:value-type="string" calcext:value-type="string">
            <text:p>Base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zKVM:FC_HOST symbolic_name different when attached to Brocade or Cisco</text:p>
          </table:table-cell>
        </table:table-row>
        <table:table-row table:style-name="ro1">
          <table:table-cell office:value-type="float" office:value="137193" calcext:value-type="float">
            <text:p>137193</text:p>
          </table:table-cell>
          <table:table-cell office:value-type="string" calcext:value-type="string">
            <text:p>GuestOS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Guest reboot hangs when running memory workload</text:p>
          </table:table-cell>
        </table:table-row>
        <table:table-row table:style-name="ro1">
          <table:table-cell office:value-type="float" office:value="137400" calcext:value-type="float">
            <text:p>137400</text:p>
          </table:table-cell>
          <table:table-cell office:value-type="string" calcext:value-type="string">
            <text:p>libvirt </text:p>
          </table:table-cell>
          <table:table-cell office:value-type="string" calcext:value-type="string">
            <text:p>OPEN </text:p>
          </table:table-cell>
          <table:table-cell office:value-type="string" calcext:value-type="string">
            <text:p>Live guest migration and some virsh commands hang </text:p>
          </table:table-cell>
        </table:table-row>
        <table:table-row table:style-name="ro1" table:number-rows-repeated="1048473">
          <table:table-cell table:number-columns-repeated="4"/>
        </table:table-row>
        <table:table-row table:style-name="ro2" table:number-rows-repeated="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u </meta:initial-creator>
    <meta:creation-date>2015-12-10T16:58:36.259148309</meta:creation-date>
    <dc:date>2016-02-23T17:18:10.745464946</dc:date>
    <dc:creator>twu </dc:creator>
    <meta:editing-duration>PT4M31S</meta:editing-duration>
    <meta:editing-cycles>6</meta:editing-cycles>
    <meta:generator>LibreOffice/4.1.3.2$Linux_X86_64 LibreOffice_project/410$Build-2</meta:generator>
    <meta:document-statistic meta:table-count="1" meta:cell-count="260" meta:object-count="0"/>
  </office:meta>
</office:document-meta>
</file>